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417in"/>
    </style:style>
    <style:style style:name="co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version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Kcal/moil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/>
          <table:table-cell table:formula="of:=[.B6]*0.043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kcal/mol</text:p>
          </table:table-cell>
        </table:table-row>
        <table:table-row table:style-name="ro1">
          <table:table-cell/>
          <table:table-cell office:value-type="float" office:value="0.0056373" calcext:value-type="float">
            <text:p>0.0056373</text:p>
          </table:table-cell>
          <table:table-cell table:formula="of:=[.B10]/0.043" office:value-type="float" office:value="0.1311" calcext:value-type="float">
            <text:p>0.1311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Graphite mass &gt;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.26 g/cm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12.011 g/mo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Avogadros 6.022E23 <text:s/>per mol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carbon slab is 10x49x49</text:p>
          </table:table-cell>
          <table:table-cell office:value-type="string" calcext:value-type="string">
            <text:p>24010 cubic angtsroms</text:p>
          </table:table-cell>
        </table:table-row>
        <table:table-row table:style-name="ro1">
          <table:table-cell/>
          <table:table-cell office:value-type="string" calcext:value-type="string">
            <text:p>N mW molecules</text:p>
          </table:table-cell>
          <table:table-cell office:value-type="float" office:value="787" calcext:value-type="float">
            <text:p>78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W number density </text:p>
          </table:table-cell>
          <table:table-cell office:value-type="string" calcext:value-type="string">
            <text:p>~ 0.032768 N/A^3</text:p>
          </table:table-cell>
        </table:table-row>
        <table:table-row table:style-name="ro1">
          <table:table-cell table:number-columns-repeated="2"/>
          <table:table-cell office:value-type="float" office:value="0.03332494" calcext:value-type="float">
            <text:p>0.0333249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 density (N/A**3) to molar volume (cm**3/mo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 = number density, V = molar vol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= <text:s/>1/D x (1E-8cm/A)**3 x Avogadro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ter 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**3</text:p>
          </table:table-cell>
        </table:table-row>
        <table:table-row table:style-name="ro1">
          <table:table-cell office:value-type="string" calcext:value-type="string">
            <text:p>Output V</text:p>
          </table:table-cell>
          <table:table-cell table:formula="of:=(1/[.B36])*0.6022" office:value-type="float" office:value="0.3011" calcext:value-type="float">
            <text:p>0.3011</text:p>
          </table:table-cell>
          <table:table-cell office:value-type="string" calcext:value-type="string">
            <text:p>cm**3/m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3:28:29.011292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22:20:52.845774888</meta:creation-date>
    <dc:date>2022-02-15T13:39:24.929900917</dc:date>
    <meta:editing-duration>PT32M26S</meta:editing-duration>
    <meta:editing-cycles>7</meta:editing-cycles>
    <meta:generator>LibreOffice/6.4.7.2$Linux_X86_64 LibreOffice_project/40$Build-2</meta:generator>
    <meta:document-statistic meta:table-count="1" meta:cell-count="28" meta:object-count="0"/>
  </office:meta>
</office:document-meta>
</file>